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2" style:family="paragraph" style:parent-style-name="Heading_20_1">
      <style:text-properties fo:font-variant="normal" fo:text-transform="none" fo:color="#000000" style:font-name="Helvetica" fo:font-size="13.5pt" fo:letter-spacing="normal" fo:font-style="normal"/>
    </style:style>
    <style:style style:name="P3"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2pt" fo:letter-spacing="normal" fo:font-style="normal"/>
    </style:style>
    <style:style style:name="P4" style:family="paragraph">
      <style:paragraph-properties fo:margin-left="0cm" fo:margin-right="0cm" fo:margin-top="0cm" fo:margin-bottom="0.265cm" style:line-height-at-least="0.423cm" fo:text-indent="0cm"/>
      <style:text-properties fo:color="#000000" style:font-name="Helvetica1" fo:font-size="10.5pt" style:font-name-complex="Helvetica1"/>
    </style:style>
    <style:style style:name="P5" style:family="paragraph">
      <style:paragraph-properties fo:margin-left="0cm" fo:margin-right="0cm" fo:text-indent="0cm"/>
      <style:text-properties fo:color="#000000" style:font-name="Helvetica1" fo:font-size="13.5pt" style:font-name-complex="Helvetica1"/>
    </style:style>
    <style:style style:name="T1" style:family="text">
      <style:text-properties fo:color="#ce181e"/>
    </style:style>
    <style:style style:name="T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a xlink:type="simple" xlink:href="https://rockingsoccer.com/lv/futbols/help/home/category-9/article-12" text:style-name="Internet_20_link" text:visited-style-name="Visited_20_Internet_20_Link">https://rockingsoccer.com/lv/futbols/help/home/category-9/article-12</text:a></text:h>
      <text:h text:style-name="P2" text:outline-level="1">Transfēri: <office:annotation office:name="__Annotation__6_637443919"><dc:creator>Nezināms autors</dc:creator><dc:date>2018-11-11T13:03:55.048000000</dc:date><text:p text:style-name="P5"><text:span text:style-name="T2">Spēlētāju</text:span></text:p></office:annotation><text:span text:style-name="T1">Spēlētaju</text:span><office:annotation-end office:name="__Annotation__6_637443919"/> īre</text:h>
      <text:p text:style-name="P1">Spēlētāji zem 24 gadu vecuma var tikt izīrēti citām komandām. Tas darbojas līdzīgi kā transfērs, tikai šoreiz spēlētājs pēc vienas sezonas atgriežas. Tev nav jāmaksā nekas, bet komanda kas vēlas īrēt maksā no 50% līdz 200% no spēlētāja gada algas.</text:p>
      <text:p text:style-name="P1">Spēlētāju izīrēšana ir ļoti labs veids, kā attīstīt jaunos spēlētājus, kurus vēlies paturēt, bet tie nav vēl pietiekami labi, lai iekļūtu sastāvā. Izīrējot šos spēlētājus citiem klubiem, tu dod iespēju tiem tikt pie spēļu prakses, kas dod pieredzes punktus. No otras puses, ja vēlies izīrēt kādu priekš savas komandas, tad tas ir lēts veids kā pastiprināt sastāvu sezonai.</text:p>
      <text:p text:style-name="P1">Visi spēlētāji var tikt izīrēti, nav noteiktu robežu to vērtībai.</text:p>
      <text:h text:style-name="P3" text:outline-level="3">Trenēšana īres laikā</text:h>
      <text:p text:style-name="P1">Ja izīrē kādu no saviem spēlētājiem, viņš turpina uzrādīties tavā treniņu bāze. Tas <office:annotation office:name="__Annotation__4_637443919"><dc:creator>Nezināms autors</dc:creator><dc:date>2018-11-11T13:03:31.685000000</dc:date><text:p text:style-name="P4"><text:span text:style-name="T2">tāpēc</text:span></text:p></office:annotation><text:span text:style-name="T1">tapēc</text:span><office:annotation-end office:name="__Annotation__4_637443919"/>, lai tikai tu pats varētu trenēt spēlētāju pēc saviem ieskatiem.</text:p>
      <text:p text:style-name="P1">Tas, cik daudz pieredzes dienā, atkarībā no talanta, iegūs spēlētājs, nosaka īpašnieka treniņu bāzes līmenis.</text:p>
      <text:h text:style-name="P3" text:outline-level="3">Godīga spēle</text:h>
      <text:p text:style-name="P1">Ja esi izvēlējies īrēt kādu spēlētāju, tad tu esi atbildīgs par viņa attīstību <text:span text:style-name="T1"><office:annotation office:name="__Annotation__2_637443919"><dc:creator>Nezināms autors</dc:creator><dc:date>2018-11-11T13:02:59.386000000</dc:date><text:p text:style-name="P4"><text:span text:style-name="T2">turpmākajā</text:span></text:p></office:annotation></text:span><text:span text:style-name="T1">turpmākājā</text:span><office:annotation-end office:name="__Annotation__2_637443919"/> sezonā.</text:p>
      <text:p text:style-name="P1">Tas nozīmē, ka tev obligāti ir jādod spēļu prakse šim spēlētājam Līga vai U21 līgā. Lūdzu ņem to <text:span text:style-name="T1"><office:annotation office:name="__Annotation__8_637443919"><dc:creator>Nezināms autors</dc:creator><dc:date>2018-11-11T13:06:37.683000000</dc:date><text:p text:style-name="P4"><text:span text:style-name="T2">vērā</text:span></text:p></office:annotation></text:span><text:span text:style-name="T1">vēra</text:span><office:annotation-end office:name="__Annotation__8_637443919"/> pirms soli par kādu spēlētāju.</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3:01:14.398000000</meta:creation-date>
    <dc:date>2018-11-11T13:07:57.502000000</dc:date>
    <meta:editing-duration>PT6M43S</meta:editing-duration>
    <meta:editing-cycles>2</meta:editing-cycles>
    <meta:generator>LibreOffice/6.0.2.1$Windows_X86_64 LibreOffice_project/f7f06a8f319e4b62f9bc5095aa112a65d2f3ac89</meta:generator>
    <meta:document-statistic meta:table-count="0" meta:image-count="0" meta:object-count="0" meta:page-count="1" meta:paragraph-count="11" meta:word-count="195" meta:character-count="1300" meta:non-whitespace-character-count="1116"/>
  </office:meta>
</office:document-meta>
</file>